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2" style:family="table-row">
      <style:table-row-properties style:min-row-height="7.112cm"/>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rsid="00164f17" officeooo:paragraph-rsid="00164f17"/>
    </style:style>
    <style:style style:name="P2" style:family="paragraph" style:parent-style-name="Standard">
      <style:paragraph-properties fo:text-align="center" style:justify-single-word="false"/>
      <style:text-properties fo:color="#c9211e" loext:opacity="100%" officeooo:rsid="00164f17" officeooo:paragraph-rsid="00164f17"/>
    </style:style>
    <style:style style:name="P3" style:family="paragraph" style:parent-style-name="Standard">
      <style:paragraph-properties fo:text-align="center" style:justify-single-word="false"/>
      <style:text-properties fo:color="#c9211e" loext:opacity="100%" fo:font-size="24pt" officeooo:rsid="00164f17" officeooo:paragraph-rsid="00164f17" style:font-size-asian="24pt" style:font-size-complex="24pt"/>
    </style:style>
    <style:style style:name="P4" style:family="paragraph" style:parent-style-name="Standard">
      <style:paragraph-properties fo:text-align="center" style:justify-single-word="false"/>
      <style:text-properties fo:color="#c9211e" loext:opacity="100%" fo:font-size="24pt" fo:font-weight="bold" officeooo:rsid="00164f17" officeooo:paragraph-rsid="00164f17" style:font-size-asian="24pt" style:font-weight-asian="bold" style:font-size-complex="24pt" style:font-weight-complex="bold"/>
    </style:style>
    <style:style style:name="P5" style:family="paragraph" style:parent-style-name="Standard">
      <style:paragraph-properties fo:text-align="center" style:justify-single-word="false"/>
      <style:text-properties fo:color="#c9211e" loext:opacity="100%" fo:font-size="14pt" fo:font-weight="bold" officeooo:rsid="0017a5fc" officeooo:paragraph-rsid="0017a5fc"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c9211e" loext:opacity="100%" fo:font-size="12pt" fo:font-weight="bold" officeooo:rsid="00363df6" officeooo:paragraph-rsid="0021f825"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24pt" officeooo:rsid="00164f17" officeooo:paragraph-rsid="00164f17" style:font-size-asian="24pt" style:font-size-complex="24pt"/>
    </style:style>
    <style:style style:name="P8" style:family="paragraph" style:parent-style-name="Standard">
      <style:paragraph-properties fo:text-align="start" style:justify-single-word="false"/>
      <style:text-properties fo:font-size="24pt" officeooo:rsid="00164f17" officeooo:paragraph-rsid="00164f17" style:font-size-asian="24pt" style:font-size-complex="24pt"/>
    </style:style>
    <style:style style:name="P9" style:family="paragraph" style:parent-style-name="Standard">
      <style:paragraph-properties fo:text-align="center" style:justify-single-word="false"/>
      <style:text-properties fo:font-size="24pt" fo:font-weight="bold" officeooo:rsid="00164f17" officeooo:paragraph-rsid="00164f17" style:font-size-asian="24pt" style:font-weight-asian="bold" style:font-size-complex="24pt" style:font-weight-complex="bold"/>
    </style:style>
    <style:style style:name="P10" style:family="paragraph" style:parent-style-name="Standard">
      <style:paragraph-properties fo:text-align="center" style:justify-single-word="false"/>
      <style:text-properties fo:color="#000000" loext:opacity="100%" fo:font-size="14pt" fo:font-weight="bold" officeooo:rsid="002516a9" officeooo:paragraph-rsid="002516a9"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loext:opacity="100%" fo:font-size="14pt" fo:font-weight="bold" officeooo:rsid="00274871" officeooo:paragraph-rsid="0027487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0000" loext:opacity="100%" fo:font-size="14pt" fo:font-weight="bold" officeooo:rsid="00274871" officeooo:paragraph-rsid="00296780"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0000" loext:opacity="100%" fo:font-size="14pt" fo:font-weight="bold" officeooo:rsid="00296780" officeooo:paragraph-rsid="0029678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000000" loext:opacity="100%" fo:font-size="14pt" fo:font-weight="bold" officeooo:rsid="003506f1" officeooo:paragraph-rsid="003506f1"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000000" loext:opacity="100%" fo:font-size="14pt" fo:font-weight="bold" officeooo:rsid="00363df6" officeooo:paragraph-rsid="00363df6"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000000" loext:opacity="100%" fo:font-size="14pt" fo:font-weight="bold" officeooo:rsid="00367887" officeooo:paragraph-rsid="00367887"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000000" loext:opacity="100%" fo:font-size="14pt" fo:font-weight="normal" officeooo:rsid="0019c6d7" officeooo:paragraph-rsid="0019c6d7" style:font-size-asian="14pt" style:font-weight-asian="normal" style:font-size-complex="14pt" style:font-weight-complex="normal"/>
    </style:style>
    <style:style style:name="P18" style:family="paragraph" style:parent-style-name="Standard">
      <style:paragraph-properties fo:text-align="end" style:justify-single-word="false"/>
      <style:text-properties fo:color="#000000" loext:opacity="100%" fo:font-size="12pt" fo:font-weight="bold" officeooo:rsid="00164f17" officeooo:paragraph-rsid="002516a9"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fo:font-size="12pt" fo:font-weight="bold" officeooo:rsid="00274871" officeooo:paragraph-rsid="00274871"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fo:font-size="12pt" fo:font-weight="normal" officeooo:rsid="002516a9" officeooo:paragraph-rsid="002516a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loext:opacity="100%" fo:font-size="12pt" fo:font-weight="normal" officeooo:rsid="002516a9" officeooo:paragraph-rsid="002516a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fo:font-size="12pt" fo:font-weight="normal" officeooo:rsid="00274871" officeooo:paragraph-rsid="0027487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loext:opacity="100%" fo:font-size="12pt" fo:font-weight="normal" officeooo:rsid="00274871" officeooo:paragraph-rsid="0027487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fo:font-weight="normal" officeooo:rsid="0027ee9e" officeooo:paragraph-rsid="0027ee9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fo:font-size="12pt" fo:font-weight="normal" officeooo:rsid="00367887" officeooo:paragraph-rsid="0036788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fo:font-size="12pt" fo:font-weight="normal" officeooo:rsid="0019926d" officeooo:paragraph-rsid="0019c6d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2pt" fo:font-weight="normal" officeooo:rsid="0021f825" officeooo:paragraph-rsid="0021f82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fo:font-size="12pt" fo:font-weight="normal" officeooo:rsid="0021f825" officeooo:paragraph-rsid="0023e13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fo:font-size="12pt" fo:font-weight="normal" officeooo:rsid="001bb6f4" officeooo:paragraph-rsid="0034e9f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fo:font-size="12pt" fo:font-weight="normal" officeooo:rsid="001bb6f4" officeooo:paragraph-rsid="003506f1"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fo:font-weight="normal" officeooo:rsid="0019c6d7" officeooo:paragraph-rsid="0019c6d7" style:font-size-asian="12pt" style:font-weight-asian="normal" style:font-size-complex="12pt" style:font-weight-complex="normal"/>
    </style:style>
    <style:style style:name="P32" style:family="paragraph" style:parent-style-name="Standard">
      <style:paragraph-properties fo:text-align="start" style:justify-single-word="false">
        <style:tab-stops>
          <style:tab-stop style:position="0.953cm"/>
        </style:tab-stops>
      </style:paragraph-properties>
      <style:text-properties fo:color="#000000" loext:opacity="100%" fo:font-size="12pt" fo:font-weight="normal" officeooo:rsid="0019c6d7" officeooo:paragraph-rsid="002bfb3c"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fo:font-size="12pt" fo:font-weight="normal" officeooo:rsid="00363df6" officeooo:paragraph-rsid="0019c6d7" style:font-size-asian="12pt" style:font-weight-asian="normal" style:font-size-complex="12pt" style:font-weight-complex="normal"/>
    </style:style>
    <style:style style:name="P34" style:family="paragraph" style:parent-style-name="Standard">
      <style:paragraph-properties fo:text-align="start" style:justify-single-word="false">
        <style:tab-stops>
          <style:tab-stop style:position="0.953cm"/>
        </style:tab-stops>
      </style:paragraph-properties>
      <style:text-properties fo:color="#000000" loext:opacity="100%" fo:font-size="12pt" fo:font-weight="normal" officeooo:rsid="003871a3" officeooo:paragraph-rsid="003871a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loext:opacity="100%" fo:font-size="12pt" style:text-underline-style="solid" style:text-underline-width="auto" style:text-underline-color="font-color" fo:font-weight="normal" officeooo:rsid="00274871" officeooo:paragraph-rsid="0027487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loext:opacity="100%" fo:font-size="16pt" fo:font-weight="bold" officeooo:rsid="00164f17" officeooo:paragraph-rsid="00164f17" style:font-size-asian="16pt" style:font-weight-asian="bold" style:font-size-complex="16pt" style:font-weight-complex="bold"/>
    </style:style>
    <style:style style:name="P37" style:family="paragraph" style:parent-style-name="Standard">
      <style:paragraph-properties fo:text-align="center" style:justify-single-word="false"/>
      <style:text-properties fo:color="#000000" loext:opacity="100%" fo:font-size="15pt" fo:font-weight="bold" officeooo:rsid="002516a9" officeooo:paragraph-rsid="002516a9" style:font-size-asian="15pt" style:font-weight-asian="bold" style:font-size-complex="15pt" style:font-weight-complex="bold"/>
    </style:style>
    <style:style style:name="P38" style:family="paragraph" style:parent-style-name="Standard">
      <style:paragraph-properties fo:text-align="start" style:justify-single-word="false"/>
      <style:text-properties fo:color="#000000" loext:opacity="100%" fo:font-size="15pt" fo:font-weight="bold" officeooo:rsid="00164f17" officeooo:paragraph-rsid="00164f17" style:font-size-asian="15pt" style:font-weight-asian="bold" style:font-size-complex="15pt" style:font-weight-complex="bold"/>
    </style:style>
    <style:style style:name="P39" style:family="paragraph" style:parent-style-name="Standard">
      <style:paragraph-properties fo:text-align="center" style:justify-single-word="false"/>
      <style:text-properties fo:color="#000000" loext:opacity="100%" fo:font-size="15pt" fo:font-weight="bold" officeooo:rsid="003506f1" officeooo:paragraph-rsid="003506f1" style:font-size-asian="15pt" style:font-weight-asian="bold" style:font-size-complex="15pt" style:font-weight-complex="bold"/>
    </style:style>
    <style:style style:name="P40" style:family="paragraph" style:parent-style-name="Standard">
      <style:paragraph-properties fo:text-align="center" style:justify-single-word="false"/>
      <style:text-properties fo:color="#000000" loext:opacity="100%" fo:font-size="15pt" fo:font-weight="bold" officeooo:rsid="0021f825" officeooo:paragraph-rsid="0021f825" style:font-size-asian="15pt" style:font-weight-asian="bold" style:font-size-complex="15pt" style:font-weight-complex="bold"/>
    </style:style>
    <style:style style:name="P41" style:family="paragraph" style:parent-style-name="Standard">
      <style:paragraph-properties fo:text-align="center" style:justify-single-word="false"/>
      <style:text-properties fo:font-size="18pt" fo:font-weight="bold" officeooo:rsid="00164f17" officeooo:paragraph-rsid="00164f17" style:font-size-asian="18pt" style:font-weight-asian="bold" style:font-size-complex="18pt" style:font-weight-complex="bold"/>
    </style:style>
    <style:style style:name="P42" style:family="paragraph" style:parent-style-name="Standard">
      <style:paragraph-properties fo:text-align="start" style:justify-single-word="false"/>
      <style:text-properties fo:font-size="12pt" officeooo:rsid="00164f17" officeooo:paragraph-rsid="002516a9" style:font-size-asian="12pt" style:font-size-complex="12pt"/>
    </style:style>
    <style:style style:name="P43" style:family="paragraph" style:parent-style-name="Standard">
      <style:paragraph-properties fo:text-align="start" style:justify-single-word="false"/>
      <style:text-properties fo:font-size="12pt" officeooo:rsid="00164f17" officeooo:paragraph-rsid="0027ee9e" style:font-size-asian="12pt" style:font-size-complex="12pt"/>
    </style:style>
    <style:style style:name="P44" style:family="paragraph" style:parent-style-name="Table_20_Contents">
      <style:paragraph-properties fo:text-align="start" style:justify-single-word="false"/>
      <style:text-properties fo:font-size="12pt" officeooo:rsid="00348848" officeooo:paragraph-rsid="00348848" style:font-size-asian="12pt" style:font-size-complex="12pt"/>
    </style:style>
    <style:style style:name="P45" style:family="paragraph" style:parent-style-name="Table_20_Contents">
      <style:paragraph-properties fo:text-align="start" style:justify-single-word="false"/>
      <style:text-properties fo:font-size="12pt" officeooo:rsid="00348848" officeooo:paragraph-rsid="0034e9f7" style:font-size-asian="12pt" style:font-size-complex="12pt"/>
    </style:style>
    <style:style style:name="P46" style:family="paragraph" style:parent-style-name="Standard">
      <style:paragraph-properties fo:text-align="start" style:justify-single-word="false"/>
      <style:text-properties fo:font-size="12pt" fo:font-weight="bold" officeooo:rsid="00164f17" officeooo:paragraph-rsid="002516a9"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loext:opacity="100%" fo:font-size="14pt" fo:font-weight="normal" officeooo:rsid="001d8d3a" officeooo:paragraph-rsid="0019c6d7" style:font-size-asian="14pt" style:font-weight-asian="normal" style:font-size-complex="14pt" style:font-weight-complex="normal"/>
    </style:style>
    <style:style style:name="P48" style:family="paragraph" style:parent-style-name="Standard">
      <style:paragraph-properties fo:text-align="center" style:justify-single-word="false"/>
      <style:text-properties fo:color="#000000" loext:opacity="100%" fo:font-size="14pt" fo:font-weight="bold" officeooo:rsid="003a5a85" officeooo:paragraph-rsid="003a5a85" style:font-size-asian="14pt" style:font-weight-asian="bold" style:font-size-complex="14pt" style:font-weight-complex="bold"/>
    </style:style>
    <style:style style:name="P49" style:family="paragraph" style:parent-style-name="Standard">
      <style:paragraph-properties fo:text-align="start" style:justify-single-word="false"/>
      <style:text-properties fo:color="#000000" loext:opacity="100%" fo:font-size="12pt" fo:font-weight="normal" officeooo:rsid="00367887" officeooo:paragraph-rsid="0036788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fo:font-size="12pt" fo:font-weight="normal" officeooo:rsid="003a5a85" officeooo:paragraph-rsid="003a5a85"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fo:color="#000000" loext:opacity="100%" fo:font-size="12pt" fo:font-weight="bold" officeooo:rsid="003a5a85" officeooo:paragraph-rsid="003a5a85"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officeooo:rsid="00164f17" officeooo:paragraph-rsid="002516a9" style:font-size-asian="12pt" style:font-size-complex="12pt"/>
    </style:style>
    <style:style style:name="T1" style:family="text">
      <style:text-properties officeooo:rsid="001d8d3a"/>
    </style:style>
    <style:style style:name="T2" style:family="text">
      <style:text-properties officeooo:rsid="001f748d"/>
    </style:style>
    <style:style style:name="T3" style:family="text">
      <style:text-properties officeooo:rsid="00203b1d"/>
    </style:style>
    <style:style style:name="T4" style:family="text">
      <style:text-properties officeooo:rsid="002516a9"/>
    </style:style>
    <style:style style:name="T5" style:family="text">
      <style:text-properties officeooo:rsid="00264f6f"/>
    </style:style>
    <style:style style:name="T6" style:family="text">
      <style:text-properties officeooo:rsid="00274871"/>
    </style:style>
    <style:style style:name="T7" style:family="text">
      <style:text-properties officeooo:rsid="002a0a2a"/>
    </style:style>
    <style:style style:name="T8" style:family="text">
      <style:text-properties officeooo:rsid="002b8fc9"/>
    </style:style>
    <style:style style:name="T9" style:family="text">
      <style:text-properties officeooo:rsid="002bfb3c"/>
    </style:style>
    <style:style style:name="T10" style:family="text">
      <style:text-properties officeooo:rsid="0034e9f7"/>
    </style:style>
    <style:style style:name="T11" style:family="text">
      <style:text-properties officeooo:rsid="003506f1"/>
    </style:style>
    <style:style style:name="T12" style:family="text">
      <style:text-properties officeooo:rsid="00363df6"/>
    </style:style>
    <style:style style:name="T13" style:family="text">
      <style:text-properties fo:font-weight="bold" style:font-weight-asian="bold" style:font-weight-complex="bold"/>
    </style:style>
    <style:style style:name="T14" style:family="text">
      <style:text-properties fo:font-weight="bold" officeooo:rsid="00363df6" style:font-weight-asian="bold" style:font-weight-complex="bold"/>
    </style:style>
    <style:style style:name="T15" style:family="text">
      <style:text-properties officeooo:rsid="0037ece9"/>
    </style:style>
    <style:style style:name="T16" style:family="text">
      <style:text-properties officeooo:rsid="003ae27d"/>
    </style:style>
    <style:style style:name="T17" style:family="text">
      <style:text-properties officeooo:rsid="003b1a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text:span text:style-name="T4">PROJET </text:span>FREDI </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18">ROTSEN Zoé</text:p>
      <text:p text:style-name="P18">RANO M<text:span text:style-name="T4">é</text:span>dhy</text:p>
      <text:p text:style-name="P18">VICTOR Evan</text:p>
      <text:p text:style-name="P18"/>
      <text:p text:style-name="P38"><text:soft-page-break/>SOMMAIRE</text:p>
      <text:p text:style-name="P36"/>
      <text:p text:style-name="P46"><text:span text:style-name="T4">I/ </text:span>Partie Organisationnelle</text:p>
      <text:p text:style-name="P42"><text:tab/>- <text:span text:style-name="T4">Le projet</text:span></text:p>
      <text:p text:style-name="P42"><text:tab/>- <text:span text:style-name="T4">L’équipe</text:span></text:p>
      <text:p text:style-name="P42"><text:tab/>- <text:span text:style-name="T6">Étude du cahier des charges</text:span></text:p>
      <text:p text:style-name="P43"><text:tab/>- <text:span text:style-name="T4">Organisation</text:span></text:p>
      <text:p text:style-name="P42"><text:tab/>- <text:span text:style-name="T4">Répartition des tâches</text:span></text:p>
      <text:p text:style-name="P42"><text:tab/></text:p>
      <text:p text:style-name="P42"><text:tab/></text:p>
      <text:p text:style-name="P42"/>
      <text:p text:style-name="P46"><text:span text:style-name="T4">II/ </text:span>Partie Structurelle</text:p>
      <text:p text:style-name="P42"><text:tab/>- <text:span text:style-name="T15">Architecture</text:span><text:span text:style-name="T4"> de l’application</text:span></text:p>
      <text:p text:style-name="P42"><text:tab/>- <text:span text:style-name="T15">Modop de l’installation</text:span></text:p>
      <text:p text:style-name="P42"><text:tab/>- <text:span text:style-name="T17">Fonctionnement de l’application</text:span></text:p>
      <text:p text:style-name="P42"><text:tab/></text:p>
      <text:p text:style-name="P7"/>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9">PARTIE ORGANISATIONNELL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LE PROJET</text:p>
      <text:p text:style-name="P37"/>
      <text:p text:style-name="P21">Le projet qui nous a été soumis est un projet de développement initié par le « CRIB », qui souhaite disposer d’une application web permettant la saisie des notes de frais (frais issus d’un déplacement <text:span text:style-name="T5">pour une activité de la ligue)</text:span> des adhérents des ligues ou encore de leur représentant légal. Il s’agit donc de produire cet outil, pour répondre au besoin existant.</text:p>
      <text:p text:style-name="P20"/>
      <text:p text:style-name="P20"/>
      <text:p text:style-name="P11">L’ÉQUIPE </text:p>
      <text:p text:style-name="P22"/>
      <text:p text:style-name="P23">L’équipe en charge du projet se compose de ROTSEN Zoé, RANO Médhy et de VICTOR Evan.</text:p>
      <text:p text:style-name="P22"/>
      <text:p text:style-name="P22"/>
      <text:p text:style-name="P11">ÉTUDE DU CAHIER DES CHARGES</text:p>
      <text:p text:style-name="P11"/>
      <text:p text:style-name="P23">L’étude du cahier des charges a permis la production d’un diagramme de cas d’utilisation, qui a alors permis d’analyser toutes les actions de l’utilisateur, ainsi que la production d’un diagramme de GANTT, pour recenser toutes les tâches et leur durée afin de déterminer la durée totale du projet. <text:span text:style-name="T9">Par ailleurs</text:span>, un schéma-entité association a été construit à partir des informations contenus dans le cahiers des charges. <text:span text:style-name="T9">Enfin l’équipe s’est chargée de réaliser les maquettes du site pour avoir un visuel commun.</text:span></text:p>
      <text:p text:style-name="P23"/>
      <text:p text:style-name="P35">Les documents cités seront disponibles en pièces-jointes.</text:p>
      <text:p text:style-name="P23"/>
      <text:p text:style-name="P23"/>
      <text:p text:style-name="P13">ORGANISATION</text:p>
      <text:p text:style-name="P19"/>
      <text:p text:style-name="P24">Une fois les tâches recensées, elles ont été retranscrites <text:span text:style-name="T7">dans un tableau suivant la méthode Ka</text:span><text:span text:style-name="T8">n</text:span><text:span text:style-name="T7">ban </text:span>sur <text:span text:style-name="T13">TRELLO</text:span>, outil de gestion de projet.</text:p>
      <text:p text:style-name="P24">Ainsi, on a pu avoir une vue d’ensemble sur la réalisation du projet. Chacun avait alors le choix de <text:span text:style-name="T8">l’attribution de </text:span><text:s/>sa tâche, et lui accordait le bon statut, si elle était en cours ou terminée.</text:p>
      <text:p text:style-name="P32"><text:span text:style-name="T9">Par ailleurs, d</text:span>e nombreux point de debriefing ont été effectué tout au long de la réalisation du projet permettant ainsi à chacun d’obtenir de l’aide en cas de problème pour réaliser une tâche.</text:p>
      <text:p text:style-name="P32"/>
      <text:p text:style-name="P34">Lors de la phase de développement, TRELLO nous permettait également de mettre les fichiers que nous modifions, afin de garder toute l’équipe à jour.</text:p>
      <text:p text:style-name="P22"/>
      <text:p text:style-name="P22"/>
      <text:p text:style-name="P12">RÉPARTITION DES TÂCHES</text:p>
      <text:p text:style-name="P17"/>
      <table:table table:name="Tableau1" table:style-name="Tableau1">
        <table:table-column table:style-name="Tableau1.A" table:number-columns-repeated="3"/>
        <table:table-row table:style-name="TableLine2856498733968">
          <table:table-cell table:style-name="Tableau1.A1" office:value-type="string">
            <text:p text:style-name="P44">Zoé ROTSEN</text:p>
          </table:table-cell>
          <table:table-cell table:style-name="Tableau1.A1" office:value-type="string">
            <text:p text:style-name="P44">Médhy RANO</text:p>
          </table:table-cell>
          <table:table-cell table:style-name="Tableau1.C1" office:value-type="string">
            <text:p text:style-name="P44">Evan VICTOR</text:p>
          </table:table-cell>
        </table:table-row>
        <table:table-row table:style-name="Tableau1.2">
          <table:table-cell table:style-name="Tableau1.A2" office:value-type="string">
            <text:p text:style-name="P44">- Menu de navigation </text:p>
            <text:p text:style-name="P44">- Contrôleur de l’accueil de l’utilisateur</text:p>
            <text:p text:style-name="P44">- Vue accueil de l’utilisateur</text:p>
            <text:p text:style-name="P44">- Contrôleur du bordereau</text:p>
            <text:p text:style-name="P44">- Modèle du bordereau</text:p>
            <text:p text:style-name="P44">- Vue du bordereau </text:p>
            <text:p text:style-name="P45">- Contrôleur d<text:span text:style-name="T10">e</text:span> <text:span text:style-name="T10">modification du </text:span>bordereau</text:p>
            <text:p text:style-name="P45"><text:soft-page-break/>- Vue <text:span text:style-name="T10">de modification du </text:span>bordereau </text:p>
            <text:p text:style-name="P45">- Contrôleur du <text:span text:style-name="T10">transfert de </text:span>bordereau</text:p>
            <text:p text:style-name="P45">Modèle du <text:span text:style-name="T10">transfert de</text:span> bordereau</text:p>
            <text:p text:style-name="P45">Vue du <text:span text:style-name="T10">transfert de</text:span> bordereau </text:p>
          </table:table-cell>
          <table:table-cell table:style-name="Tableau1.A2" office:value-type="string">
            <text:p text:style-name="P29">- <text:span text:style-name="T10">C</text:span>ontrôleur principal</text:p>
            <text:p text:style-name="P29">- <text:span text:style-name="T10">C</text:span>ontrôleur de déconnexion</text:p>
            <text:p text:style-name="P29">- <text:span text:style-name="T10">M</text:span><text:span text:style-name="T1">odèle de connexion à la base de donnée</text:span></text:p>
            <text:p text:style-name="P29"><text:span text:style-name="T10">- C</text:span>ontrôleur d’inscription</text:p>
            <text:p text:style-name="P29">- <text:span text:style-name="T10">M</text:span><text:span text:style-name="T1">odèle d’inscription</text:span></text:p>
            <text:p text:style-name="P29">- <text:span text:style-name="T10">V</text:span><text:span text:style-name="T2">ue d’inscription</text:span></text:p>
            <text:p text:style-name="P29"><text:span text:style-name="T10">- C</text:span>ontrôleur de connexion</text:p>
            <text:p text:style-name="P29">- <text:span text:style-name="T10">M</text:span><text:span text:style-name="T1">odèle de connexion</text:span></text:p>
            <text:p text:style-name="P29"><text:soft-page-break/>- <text:span text:style-name="T2">Réalisation des vues d’inscription </text:span></text:p>
            <text:p text:style-name="P29">- <text:span text:style-name="T3">Réalisation des alertes manquantes </text:span><text:span text:style-name="T10">(connexion, inscription)</text:span></text:p>
          </table:table-cell>
          <table:table-cell table:style-name="Tableau1.C2" office:value-type="string">
            <text:p text:style-name="P29">- <text:span text:style-name="T11">C</text:span>ontrôleur d’<text:span text:style-name="T1">oublie</text:span> de mot de passe</text:p>
            <text:p text:style-name="P30">- <text:span text:style-name="T11">M</text:span><text:span text:style-name="T1">odèle de modification de mot de passe</text:span></text:p>
            <text:p text:style-name="P30">- <text:span text:style-name="T11">V</text:span><text:span text:style-name="T2">ue de mot de passe oublié</text:span></text:p>
            <text:p text:style-name="P29">- <text:span text:style-name="T11">C</text:span>ontrôleur de modification de mot de passe</text:p>
            <text:p text:style-name="P29">- <text:span text:style-name="T11">C</text:span>ontrôleur <text:span text:style-name="T11">du </text:span>profil</text:p>
            <text:p text:style-name="P29">- <text:span text:style-name="T11">M</text:span><text:span text:style-name="T1">odèle </text:span><text:span text:style-name="T11">du</text:span><text:span text:style-name="T1"> profil</text:span></text:p>
            <text:p text:style-name="P29"><text:soft-page-break/>- <text:span text:style-name="T11">V</text:span><text:span text:style-name="T2">ue de modification de mot de passe</text:span></text:p>
            <text:p text:style-name="P30">- <text:span text:style-name="T11">V</text:span><text:span text:style-name="T2">ue de connexion</text:span></text:p>
            <text:p text:style-name="P29">- <text:span text:style-name="T11">V</text:span><text:span text:style-name="T2">ue </text:span><text:span text:style-name="T11">du</text:span><text:span text:style-name="T2"> profil </text:span></text:p>
          </table:table-cell>
        </table:table-row>
      </table:table>
      <text:p text:style-name="P17"/>
      <text:p text:style-name="P31">*<text:span text:style-name="T11">Le fichier javascript a été alimenté en fonction des besoins de chaque membre de l’équipe</text:span></text:p>
      <text:p text:style-name="P17"/>
      <text:p text:style-name="P17"/>
      <text:p text:style-name="P17"/>
      <text:p text:style-name="P17"/>
      <text:p text:style-name="P17"/>
      <text:p text:style-name="P17"/>
      <text:p text:style-name="P4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3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0">PARTIE STRUCTURELLE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6"/>
      <text:p text:style-name="P6"/>
      <text:p text:style-name="P15">ARCHITECTURE</text:p>
      <text:p text:style-name="P15"/>
      <text:p text:style-name="P27">Pour effectuer le projet nous avons opté pour <text:span text:style-name="T12">une architecture</text:span><text:span text:style-name="T14"> MVC </text:span><text:span text:style-name="T12">(Modèle Vue Contrôleur)</text:span> afin de mieu<text:span text:style-name="T12">x</text:span> structurer <text:span text:style-name="T12">le</text:span> code permettant ainsi de faire des modifications ciblées en prenant le moins de risque possible concernant le bon fonctionnement des autres codes.</text:p>
      <text:p text:style-name="P27"/>
      <text:p text:style-name="P27">Ainsi, nous avons fait un dossier modèle dans lequel se trouvent les différents codes et les différentes requêtes agissant sur l’application. En général ce sont des fichiers .php qui s’y trouvent.</text:p>
      <text:p text:style-name="P27"/>
      <text:p text:style-name="P27">Un dossier vue à également été crée et comporte tous les fichiers concernant l’aspect visuel de l’application. On y trouve d<text:span text:style-name="T12">u</text:span> code HTML du javascript mais aussi du PHP.</text:p>
      <text:p text:style-name="P27"><text:s/></text:p>
      <text:p text:style-name="P27">Le dossier contrôleur quant à lui a été effectué pour y <text:span text:style-name="T12">regrouper </text:span>les codes permettant de faire les liens entre les différents modèles et différentes vues de l’application. Il y a ainsi en général des codes <text:span text:style-name="T12">PHP</text:span> dans ce dossier.</text:p>
      <text:p text:style-name="P27"/>
      <text:p text:style-name="P27"/>
      <text:p text:style-name="P16">MODOP DE L’INSTALLATION</text:p>
      <text:p text:style-name="P16"/>
      <text:p text:style-name="P25">- Importer le script SQL de la base de données</text:p>
      <text:p text:style-name="P25"/>
      <text:p text:style-name="P25">- Si vous utilisez <text:span text:style-name="T13">WAMP</text:span>, dans le dossier <text:span text:style-name="T13">Modèle</text:span> de l’application, modifié le fichier <text:span text:style-name="T13">bd.inc.php</text:span> en remplaçant <text:span text:style-name="T13">port=3308</text:span> par <text:span text:style-name="T13">port:3308</text:span> (cela neutralisera la commande, au risque de voir apparaître une erreur de connexion PDO)</text:p>
      <text:p text:style-name="P25"/>
      <text:p text:style-name="P25"/>
      <text:p text:style-name="P48">FONCTIONNEMENT DE L’APPLICATION</text:p>
      <text:p text:style-name="P51"/>
      <text:p text:style-name="P50">Lorsque l’utilisateur arrive sur le site, il doit se connecter et bien cocher la case « Je suis adhérent » s’il est. S’il n’a pas encore de compte, alors il pourra cliquer sur « Nouveau sur Fredi ? Cliquez ici ». <text:s/>Il pourra alors se créer un compte, en prenant soin de cocher la <text:s/>case « Je suis un adhérent », si cela correspond à son statut.</text:p>
      <text:p text:style-name="P50">Une fois connecté, l’utilisateur pourra naviguer au sein de l’application grâce au menu de navigation, qui se compose de l’accueil, le profil le bordereau, le transfert du bordereau et la déconnexion.</text:p>
      <text:p text:style-name="P50">En ce qui concerne le bordereau, certains champs sont remplis automatiquement grâce au informations du compte. Si l’utilisateur est un représentant légal, alors il pourra ajouter à son bordereau plusieurs adhérents <text:span text:style-name="T13">de la même ligue</text:span>.</text:p>
      <text:p text:style-name="P50">Enfin le transfert de bordereau est actif uniquement si tous les champs du bordereau sont remplis. Une fois le bordereau transféré, l’utilisateur n’aura plus accès <text:span text:style-name="T16">à son profil ou à son bordereau. Il devra alors attendre la nouvelle session d’ouverture du site.</text:span></text:p>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2T12:42:30.739000000</meta:creation-date>
    <dc:date>2023-01-11T18:03:18.082000000</dc:date>
    <meta:editing-duration>PT58M32S</meta:editing-duration>
    <meta:editing-cycles>20</meta:editing-cycles>
    <meta:generator>LibreOffice/7.3.2.2$Windows_X86_64 LibreOffice_project/49f2b1bff42cfccbd8f788c8dc32c1c309559be0</meta:generator>
    <meta:document-statistic meta:table-count="1" meta:image-count="0" meta:object-count="0" meta:page-count="7" meta:paragraph-count="81" meta:word-count="885" meta:character-count="5352" meta:non-whitespace-character-count="4520"/>
  </office:meta>
</office:document-meta>
</file>